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189in"/>
    </style:style>
    <style:style style:name="co2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1.865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rotation-angle="45" style:vertical-align="bottom"/>
      <style:paragraph-properties fo:text-align="center" fo:margin-left="0in"/>
      <style:text-properties style:font-name="Liberation Serif" fo:font-weight="bold" style:font-name-asian="Segoe UI" style:font-weight-asian="bold" style:font-name-complex="Tahoma" style:font-weight-complex="bold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ce3"/>
        <table:table-column table:style-name="co3" table:number-columns-repeated="16375" table:default-cell-style-name="Default"/>
        <table:table-row table:style-name="ro1">
          <table:table-cell table:style-name="ce1" office:value-type="string" calcext:value-type="string">
            <text:p>Pin Name</text:p>
          </table:table-cell>
          <table:table-cell table:style-name="ce2" office:value-type="string" calcext:value-type="string">
            <text:p>CAMERA_MODEL_WROVER_KIT </text:p>
          </table:table-cell>
          <table:table-cell table:style-name="ce2" office:value-type="string" calcext:value-type="string">
            <text:p>CAMERA_MODEL_ESP_EYE </text:p>
          </table:table-cell>
          <table:table-cell table:style-name="ce2" office:value-type="string" calcext:value-type="string">
            <text:p>CAMERA_MODEL_M5STACK_PSRAM </text:p>
          </table:table-cell>
          <table:table-cell table:style-name="ce2" office:value-type="string" calcext:value-type="string">
            <text:p>CAMERA_MODEL_M5STACK_WIDE </text:p>
          </table:table-cell>
          <table:table-cell table:style-name="ce2" office:value-type="string" calcext:value-type="string">
            <text:p>CAMERA_MODEL_AI_THINKER </text:p>
          </table:table-cell>
          <table:table-cell table:style-name="ce2" office:value-type="string" calcext:value-type="string">
            <text:p>CAMERA_TTGO_T_JOURNAL </text:p>
          </table:table-cell>
          <table:table-cell table:style-name="ce2" office:value-type="string" calcext:value-type="string">
            <text:p>CAMERA_TTGO_T_PLUS </text:p>
          </table:table-cell>
          <table:table-cell table:style-name="ce2" office:value-type="string" calcext:value-type="string">
            <text:p>CAMERA_TTGO_T_PIR </text:p>
          </table:table-cell>
          <table:table-cell table:style-name="ce1" table:number-columns-repeated="16375"/>
        </table:table-row>
        <table:table-row table:style-name="ro2">
          <table:table-cell office:value-type="string" calcext:value-type="string">
            <text:p>PWDN_GPIO_NUM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SET_GPIO_NUM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XCLK_GPIO_NUM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IOD_GPIO_NUM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IOC_GPIO_NUM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Y9_GPIO_NUM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Y8_GPIO_NUM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Y7_GPIO_NUM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Y6_GPIO_NUM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Y5_GPIO_NUM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Y4_GPIO_NUM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Y3_GPIO_NUM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Y2_GPIO_NUM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SYNC_GPIO_NUM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HREF_GPIO_NUM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PCLK_GPIO_NUM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16375"/>
        </table:table-row>
        <table:table-row table:style-name="ro2" table:number-rows-repeated="104855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14:20:30.397000000</meta:creation-date>
    <dc:date>2024-09-26T14:30:08.493000000</dc:date>
    <meta:editing-duration>PT9M37S</meta:editing-duration>
    <meta:editing-cycles>3</meta:editing-cycles>
    <meta:generator>LibreOffice/24.2.1.2$Windows_X86_64 LibreOffice_project/db4def46b0453cc22e2d0305797cf981b68ef5ac</meta:generator>
    <meta:document-statistic meta:table-count="1" meta:cell-count="153" meta:object-count="0"/>
  </office:meta>
</office:document-meta>
</file>